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2402">
            <text:p>CAMS-72402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7500.0">
            <text:p>75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31">
            <text:p>-17.3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AA-38823">
            <text:p>AA-38823</text:p>
          </table:table-cell>
          <table:table-cell office:value-type="float" office:value="50.23">
            <text:p>50.23</text:p>
          </table:table-cell>
          <table:table-cell office:value-type="float" office:value="-3.78">
            <text:p>-3.78</text:p>
          </table:table-cell>
          <table:table-cell office:value-type="float" office:value="7408.0">
            <text:p>7408.0</text:p>
          </table:table-cell>
          <table:table-cell office:value-type="float" office:value="59.0">
            <text:p>5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38">
            <text:p>-15.3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29">
            <text:p>CAMS-75529</text:p>
          </table:table-cell>
          <table:table-cell office:value-type="float" office:value="50.32">
            <text:p>50.32</text:p>
          </table:table-cell>
          <table:table-cell office:value-type="float" office:value="-3.61">
            <text:p>-3.61</text:p>
          </table:table-cell>
          <table:table-cell office:value-type="float" office:value="4420.0">
            <text:p>442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7">
            <text:p>-6.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301963">
            <text:p>Beta-301963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4670.0">
            <text:p>467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1">
            <text:p>-7.61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301964">
            <text:p>Beta-301964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5040.0">
            <text:p>50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2">
            <text:p>-8.5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30">
            <text:p>CAMS-75530</text:p>
          </table:table-cell>
          <table:table-cell office:value-type="float" office:value="50.32">
            <text:p>50.32</text:p>
          </table:table-cell>
          <table:table-cell office:value-type="float" office:value="-3.61">
            <text:p>-3.61</text:p>
          </table:table-cell>
          <table:table-cell office:value-type="float" office:value="4020.0">
            <text:p>40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7">
            <text:p>-5.6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31">
            <text:p>CAMS-75531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7370.0">
            <text:p>737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4.78">
            <text:p>-14.7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317">
            <text:p>SRR-317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1680.0">
            <text:p>16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165">
            <text:p>SRR-165</text:p>
          </table:table-cell>
          <table:table-cell office:value-type="float" office:value="50.26">
            <text:p>50.26</text:p>
          </table:table-cell>
          <table:table-cell office:value-type="float" office:value="-3.65">
            <text:p>-3.65</text:p>
          </table:table-cell>
          <table:table-cell office:value-type="float" office:value="4767.0">
            <text:p>4767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08">
            <text:p>-7.08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301962">
            <text:p>Beta-301962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4440.0">
            <text:p>44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26">
            <text:p>CAMS-75526</text:p>
          </table:table-cell>
          <table:table-cell office:value-type="float" office:value="50.32">
            <text:p>50.32</text:p>
          </table:table-cell>
          <table:table-cell office:value-type="float" office:value="-3.61">
            <text:p>-3.61</text:p>
          </table:table-cell>
          <table:table-cell office:value-type="float" office:value="4420.0">
            <text:p>44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7">
            <text:p>-7.5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25">
            <text:p>CAMS-75525</text:p>
          </table:table-cell>
          <table:table-cell office:value-type="float" office:value="50.32">
            <text:p>50.32</text:p>
          </table:table-cell>
          <table:table-cell office:value-type="float" office:value="-3.61">
            <text:p>-3.61</text:p>
          </table:table-cell>
          <table:table-cell office:value-type="float" office:value="4949.0">
            <text:p>4949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8.21">
            <text:p>-8.2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301961">
            <text:p>Beta-301961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2410.0">
            <text:p>241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2401">
            <text:p>CAMS-72401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7980.0">
            <text:p>79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31">
            <text:p>-17.3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237">
            <text:p>SRR-237</text:p>
          </table:table-cell>
          <table:table-cell office:value-type="float" office:value="50.24">
            <text:p>50.24</text:p>
          </table:table-cell>
          <table:table-cell office:value-type="float" office:value="-3.65">
            <text:p>-3.65</text:p>
          </table:table-cell>
          <table:table-cell office:value-type="float" office:value="8110.0">
            <text:p>811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89">
            <text:p>-11.89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19">
            <text:p>CAMS-75519</text:p>
          </table:table-cell>
          <table:table-cell office:value-type="float" office:value="50.28">
            <text:p>50.28</text:p>
          </table:table-cell>
          <table:table-cell office:value-type="float" office:value="-3.88">
            <text:p>-3.88</text:p>
          </table:table-cell>
          <table:table-cell office:value-type="float" office:value="7120.0">
            <text:p>7120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2.97">
            <text:p>-12.9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AA-38822">
            <text:p>AA-38822</text:p>
          </table:table-cell>
          <table:table-cell office:value-type="float" office:value="50.23">
            <text:p>50.23</text:p>
          </table:table-cell>
          <table:table-cell office:value-type="float" office:value="-3.78">
            <text:p>-3.78</text:p>
          </table:table-cell>
          <table:table-cell office:value-type="float" office:value="7119.0">
            <text:p>7119.0</text:p>
          </table:table-cell>
          <table:table-cell office:value-type="float" office:value="63.0">
            <text:p>6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8">
            <text:p>-12.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3081">
            <text:p>SUERC-23081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439.0">
            <text:p>43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8">
            <text:p>-0.68</text:p>
          </table:table-cell>
          <table:table-cell office:value-type="float" office:value="0.16">
            <text:p>0.16</text:p>
          </table:table-cell>
          <table:table-cell office:value-type="float" office:value="0.16">
            <text:p>0.16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492">
            <text:p>SRR-492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1810.0">
            <text:p>18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5">
            <text:p>-2.1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493">
            <text:p>SRR-493</text:p>
          </table:table-cell>
          <table:table-cell office:value-type="float" office:value="50.28">
            <text:p>50.28</text:p>
          </table:table-cell>
          <table:table-cell office:value-type="float" office:value="-3.65">
            <text:p>-3.65</text:p>
          </table:table-cell>
          <table:table-cell office:value-type="float" office:value="2890.0">
            <text:p>28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041">
            <text:p>SUERC-20041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10.0">
            <text:p>13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0">
            <text:p>SUERC-20170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21.0">
            <text:p>1321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1">
            <text:p>SUERC-20171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85.0">
            <text:p>1385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1">
            <text:p>-1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2">
            <text:p>SUERC-20172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06.0">
            <text:p>1306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4">
            <text:p>-0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3">
            <text:p>SUERC-20173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342.0">
            <text:p>1342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1">
            <text:p>-1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4">
            <text:p>SUERC-20174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270.0">
            <text:p>1270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7">
            <text:p>-1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0175">
            <text:p>SUERC-20175</text:p>
          </table:table-cell>
          <table:table-cell office:value-type="float" office:value="50.27">
            <text:p>50.27</text:p>
          </table:table-cell>
          <table:table-cell office:value-type="float" office:value="-3.85">
            <text:p>-3.85</text:p>
          </table:table-cell>
          <table:table-cell office:value-type="float" office:value="1539.0">
            <text:p>153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3">
            <text:p>-1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3074">
            <text:p>SUERC-23074</text:p>
          </table:table-cell>
          <table:table-cell office:value-type="float" office:value="50.26">
            <text:p>50.26</text:p>
          </table:table-cell>
          <table:table-cell office:value-type="float" office:value="-3.85">
            <text:p>-3.85</text:p>
          </table:table-cell>
          <table:table-cell office:value-type="float" office:value="1610.0">
            <text:p>16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1">
            <text:p>-1.6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UERC-23075">
            <text:p>SUERC-23075</text:p>
          </table:table-cell>
          <table:table-cell office:value-type="float" office:value="50.26">
            <text:p>50.26</text:p>
          </table:table-cell>
          <table:table-cell office:value-type="float" office:value="-3.85">
            <text:p>-3.85</text:p>
          </table:table-cell>
          <table:table-cell office:value-type="float" office:value="1619.0">
            <text:p>161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8">
            <text:p>-1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ehrelsAnderson2014,GehrelsEtal2011,ShennanEtal2018">
            <text:p>GehrelsAnderson2014,GehrelsEtal2011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SRR-164">
            <text:p>SRR-164</text:p>
          </table:table-cell>
          <table:table-cell office:value-type="float" office:value="50.26">
            <text:p>50.26</text:p>
          </table:table-cell>
          <table:table-cell office:value-type="float" office:value="-3.65">
            <text:p>-3.65</text:p>
          </table:table-cell>
          <table:table-cell office:value-type="float" office:value="4302.0">
            <text:p>4302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9">
            <text:p>-6.4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AA-38824">
            <text:p>AA-38824</text:p>
          </table:table-cell>
          <table:table-cell office:value-type="float" office:value="50.23">
            <text:p>50.23</text:p>
          </table:table-cell>
          <table:table-cell office:value-type="float" office:value="-3.78">
            <text:p>-3.78</text:p>
          </table:table-cell>
          <table:table-cell office:value-type="float" office:value="7359.0">
            <text:p>7359.0</text:p>
          </table:table-cell>
          <table:table-cell office:value-type="float" office:value="59.0">
            <text:p>5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71">
            <text:p>-14.7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Beta-292531">
            <text:p>Beta-292531</text:p>
          </table:table-cell>
          <table:table-cell office:value-type="float" office:value="50.24">
            <text:p>50.24</text:p>
          </table:table-cell>
          <table:table-cell office:value-type="float" office:value="-3.66">
            <text:p>-3.66</text:p>
          </table:table-cell>
          <table:table-cell office:value-type="float" office:value="6290.0">
            <text:p>62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61">
            <text:p>-11.61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GehrelsAnderson2014,ShennanEtal2018">
            <text:p>GehrelsAnderson2014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CAMS-75518">
            <text:p>CAMS-75518</text:p>
          </table:table-cell>
          <table:table-cell office:value-type="float" office:value="50.28">
            <text:p>50.28</text:p>
          </table:table-cell>
          <table:table-cell office:value-type="float" office:value="-3.88">
            <text:p>-3.88</text:p>
          </table:table-cell>
          <table:table-cell office:value-type="float" office:value="7600.0">
            <text:p>76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57">
            <text:p>-14.5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GehrelsAnderson2014,MasseyEtal2008,ShennanEtal2018">
            <text:p>GehrelsAnderson2014,MasseyEtal2008,ShennanEtal2018</text:p>
          </table:table-cell>
        </table:table-row>
        <table:table-row>
          <table:table-cell office:value-type="string" office:value="Devon">
            <text:p>Devon</text:p>
          </table:table-cell>
          <table:table-cell office:value-type="string" office:value="radiocarbon">
            <text:p>radiocarbon</text:p>
          </table:table-cell>
          <table:table-cell office:value-type="string" office:value="NPL-86">
            <text:p>NPL-86</text:p>
          </table:table-cell>
          <table:table-cell office:value-type="float" office:value="50.55">
            <text:p>50.55</text:p>
          </table:table-cell>
          <table:table-cell office:value-type="float" office:value="-3.5">
            <text:p>-3.5</text:p>
          </table:table-cell>
          <table:table-cell office:value-type="float" office:value="8580.0">
            <text:p>8580.0</text:p>
          </table:table-cell>
          <table:table-cell office:value-type="float" office:value="800.0">
            <text:p>8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5.2">
            <text:p>-25.2</text:p>
          </table:table-cell>
          <table:table-cell office:value-type="float" office:value="1.66">
            <text:p>1.66</text:p>
          </table:table-cell>
          <table:table-cell office:value-type="float" office:value="1.66">
            <text:p>1.66</text:p>
          </table:table-cell>
          <table:table-cell office:value-type="string" office:value="Devoy1982,ShennanEtal2018">
            <text:p>Devoy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